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64" table:style-name="ce9">
            <text:p>6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54" table:style-name="ce9">
            <text:p>5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3" table:style-name="ce9">
            <text:p>5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105" table:style-name="ce9">
            <text:p>10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All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150" table:style-name="ce9">
            <text:p>1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All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3" table:style-name="ce9">
            <text:p>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72" table:style-name="ce9">
            <text:p>7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173" table:style-name="ce9">
            <text:p>17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78" table:style-name="ce9">
            <text:p>1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209" table:style-name="ce9">
            <text:p>20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2" table:style-name="ce9">
            <text:p>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67" table:style-name="ce9">
            <text:p>1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67" table:style-name="ce9">
            <text:p>1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88" table:style-name="ce9">
            <text:p>28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288" table:style-name="ce9">
            <text:p>28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288" table:style-name="ce9">
            <text:p>28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91" table:style-name="ce9">
            <text:p>29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90" table:style-name="ce9">
            <text:p>9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89" table:style-name="ce9">
            <text:p>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32" table:style-name="ce9">
            <text:p>132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261" table:style-name="ce9">
            <text:p>26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89" table:style-name="ce9">
            <text:p>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93" table:style-name="ce9">
            <text:p>9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72" table:style-name="ce9">
            <text:p>17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102" table:style-name="ce9">
            <text:p>10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Prototypes</text:p>
          </table:table-cell>
          <table:table-cell office:value-type="float" office:value="26" table:style-name="ce9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ass by Value</text:p>
          </table:table-cell>
          <table:table-cell office:value-type="float" office:value="84" table:style-name="ce9">
            <text:p>8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</text:p>
          </table:table-cell>
          <table:table-cell office:value-type="float" office:value="84" table:style-name="ce9">
            <text:p>8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Boolean return valu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 Variable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Variables</text:p>
          </table:table-cell>
          <table:table-cell office:value-type="float" office:value="81" table:style-name="ce9">
            <text:p>8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75" table:style-name="ce9">
            <text:p>7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in function arguments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al Arrays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2 Darrays as function argument</text:p>
          </table:table-cell>
          <table:table-cell office:value-type="float" office:value="60" table:style-name="ce9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office:value-type="float" office:value="75" table:style-name="ce9">
            <text:p>75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Search Linear/Bin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orting Bubble/Select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Applied to Vec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CC RCCD</meta:initial-creator>
    <dc:creator>Phil</dc:creator>
    <meta:creation-date>2017-01-25T10:21:36Z</meta:creation-date>
    <dc:date>2017-02-09T07:08:23Z</dc:date>
    <meta:editing-cycles>11</meta:editing-cycles>
    <meta:editing-duration>PT3761S</meta:editing-duration>
  </office:meta>
</office:document-meta>
</file>